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fo:font-weight="bold" officeooo:rsid="00d85cf5" officeooo:paragraph-rsid="00d85cf5" style:font-weight-asian="bold" style:font-weight-complex="bold"/>
    </style:style>
    <style:style style:name="P65" style:family="paragraph" style:parent-style-name="Preformatted_20_Text">
      <style:text-properties fo:color="#ffffff" loext:opacity="100%" officeooo:rsid="001581df" officeooo:paragraph-rsid="0083c8fc"/>
    </style:style>
    <style:style style:name="P66" style:family="paragraph" style:parent-style-name="Preformatted_20_Text">
      <style:text-properties fo:color="#ffffff" loext:opacity="100%" officeooo:rsid="0014e081" officeooo:paragraph-rsid="0083c8fc"/>
    </style:style>
    <style:style style:name="P67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c2d1dd" officeooo:paragraph-rsid="00c2d1dd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c56222" officeooo:paragraph-rsid="00c87a9d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c5b611" officeooo:paragraph-rsid="00c56222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bfc392" officeooo:paragraph-rsid="00bfc392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ca6258" officeooo:paragraph-rsid="00ca6258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dcf0a8" officeooo:paragraph-rsid="00dcf0a8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e67e44" officeooo:paragraph-rsid="00e67e44" style:font-weight-asian="normal" style:font-weight-complex="normal"/>
    </style:style>
    <style:style style:name="P81" style:family="paragraph" style:parent-style-name="Preformatted_20_Text">
      <style:text-properties fo:color="#ffffff" loext:opacity="100%" officeooo:paragraph-rsid="0083c8fc"/>
    </style:style>
    <style:style style:name="P82" style:family="paragraph" style:parent-style-name="Preformatted_20_Text">
      <style:text-properties fo:color="#ffffff" loext:opacity="100%" officeooo:paragraph-rsid="0085a2fa"/>
    </style:style>
    <style:style style:name="P83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4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85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edd99d" style:font-weight-asian="normal" style:font-weight-complex="normal"/>
    </style:style>
    <style:style style:name="P86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87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c5b611" officeooo:paragraph-rsid="00c87a9d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97eb0c" style:font-weight-asian="normal" style:font-weight-complex="normal"/>
    </style:style>
    <style:style style:name="P90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b027b1" style:font-weight-asian="normal" style:font-weight-complex="normal"/>
    </style:style>
    <style:style style:name="P91" style:family="paragraph" style:parent-style-name="Preformatted_20_Text">
      <style:text-properties fo:color="#ffffff" loext:opacity="100%" style:text-line-through-style="none" style:text-line-through-type="none" fo:font-weight="normal" officeooo:rsid="00176266" officeooo:paragraph-rsid="00edd99d" style:font-weight-asian="normal" style:font-weight-complex="normal"/>
    </style:style>
    <style:style style:name="P92" style:family="paragraph" style:parent-style-name="Preformatted_20_Text">
      <style:text-properties fo:color="#ffffff" loext:opacity="100%" style:text-line-through-style="none" style:text-line-through-type="none" fo:font-weight="normal" officeooo:rsid="00d1c86c" officeooo:paragraph-rsid="00d1c86c" style:font-weight-asian="normal" style:font-weight-complex="normal"/>
    </style:style>
    <style:style style:name="P93" style:family="paragraph" style:parent-style-name="Preformatted_20_Text">
      <style:text-properties fo:color="#ffffff" loext:opacity="100%" style:text-line-through-style="none" style:text-line-through-type="none" fo:font-weight="normal" officeooo:rsid="00e9e7fb" officeooo:paragraph-rsid="00e9e7fb" style:font-weight-asian="normal" style:font-weight-complex="normal"/>
    </style:style>
    <style:style style:name="P94" style:family="paragraph" style:parent-style-name="Preformatted_20_Text">
      <style:text-properties fo:color="#ffffff" loext:opacity="100%" style:text-line-through-style="none" style:text-line-through-type="none" fo:font-weight="normal" officeooo:rsid="00e9e7fb" officeooo:paragraph-rsid="00ffd5e8" style:font-weight-asian="normal" style:font-weight-complex="normal"/>
    </style:style>
    <style:style style:name="P95" style:family="paragraph" style:parent-style-name="Preformatted_20_Text">
      <style:text-properties fo:color="#ffffff" loext:opacity="100%" style:text-line-through-style="none" style:text-line-through-type="none" fo:font-weight="normal" officeooo:rsid="002d5927" officeooo:paragraph-rsid="00edd99d" style:font-weight-asian="normal" style:font-weight-complex="normal"/>
    </style:style>
    <style:style style:name="P96" style:family="paragraph" style:parent-style-name="Preformatted_20_Text">
      <style:text-properties fo:color="#ffffff" loext:opacity="100%" style:text-line-through-style="none" style:text-line-through-type="none" fo:font-weight="normal" officeooo:rsid="00163630" officeooo:paragraph-rsid="00edd99d" style:font-weight-asian="normal" style:font-weight-complex="normal"/>
    </style:style>
    <style:style style:name="P97" style:family="paragraph" style:parent-style-name="Preformatted_20_Text">
      <style:text-properties fo:color="#ffffff" loext:opacity="100%" style:text-line-through-style="none" style:text-line-through-type="none" fo:font-weight="normal" officeooo:rsid="00f6ce2f" officeooo:paragraph-rsid="00f6ce2f" style:font-weight-asian="normal" style:font-weight-complex="normal"/>
    </style:style>
    <style:style style:name="P98" style:family="paragraph" style:parent-style-name="Preformatted_20_Text">
      <style:text-properties fo:color="#ffffff" loext:opacity="100%" style:text-line-through-style="none" style:text-line-through-type="none" fo:font-weight="normal" officeooo:rsid="00fa3ebf" officeooo:paragraph-rsid="00fa3ebf" style:font-weight-asian="normal" style:font-weight-complex="normal"/>
    </style:style>
    <style:style style:name="P99" style:family="paragraph" style:parent-style-name="Preformatted_20_Text">
      <style:text-properties fo:color="#ffffff" loext:opacity="100%" style:text-line-through-style="none" style:text-line-through-type="none" fo:font-weight="normal" officeooo:rsid="00fa3ebf" officeooo:paragraph-rsid="00fdecdf" style:font-weight-asian="normal" style:font-weight-complex="normal"/>
    </style:style>
    <style:style style:name="P100" style:family="paragraph" style:parent-style-name="Preformatted_20_Text">
      <style:text-properties fo:color="#ffffff" loext:opacity="100%" style:text-line-through-style="none" style:text-line-through-type="none" fo:font-weight="normal" officeooo:rsid="009bd36e" officeooo:paragraph-rsid="00fcc6fa" style:font-weight-asian="normal" style:font-weight-complex="normal"/>
    </style:style>
    <style:style style:name="P101" style:family="paragraph" style:parent-style-name="Preformatted_20_Text">
      <style:text-properties fo:color="#ffffff" loext:opacity="100%" style:text-line-through-style="none" style:text-line-through-type="none" fo:font-weight="normal" officeooo:rsid="00fcc6fa" officeooo:paragraph-rsid="00fdecd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none" style:text-line-through-type="none" fo:font-weight="normal" officeooo:rsid="00fd7871" officeooo:paragraph-rsid="00fdecdf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none" style:text-line-through-type="none" fo:font-weight="normal" officeooo:rsid="01017ecf" officeooo:paragraph-rsid="01017ecf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none" style:text-line-through-type="none" officeooo:rsid="00fbe0f1" officeooo:paragraph-rsid="00fcc6fa"/>
    </style:style>
    <style:style style:name="P105" style:family="paragraph" style:parent-style-name="Preformatted_20_Text">
      <style:text-properties fo:color="#ffffff" loext:opacity="100%" officeooo:rsid="00984e95" officeooo:paragraph-rsid="00984e95"/>
    </style:style>
    <style:style style:name="P106" style:family="paragraph" style:parent-style-name="Preformatted_20_Text">
      <style:text-properties fo:color="#ffffff" loext:opacity="100%" officeooo:rsid="009bd36e" officeooo:paragraph-rsid="009bd36e"/>
    </style:style>
    <style:style style:name="P107" style:family="paragraph" style:parent-style-name="Preformatted_20_Text">
      <style:text-properties fo:color="#ffffff" loext:opacity="100%" officeooo:rsid="009bd36e" officeooo:paragraph-rsid="00fcc6fa"/>
    </style:style>
    <style:style style:name="P108" style:family="paragraph" style:parent-style-name="Preformatted_20_Text">
      <style:text-properties fo:color="#ffffff" loext:opacity="100%" officeooo:rsid="009d9484" officeooo:paragraph-rsid="009bd36e"/>
    </style:style>
    <style:style style:name="P109" style:family="paragraph" style:parent-style-name="Preformatted_20_Text">
      <style:text-properties fo:color="#ffffff" loext:opacity="100%" officeooo:rsid="009d9484" officeooo:paragraph-rsid="009d9484"/>
    </style:style>
    <style:style style:name="P110" style:family="paragraph" style:parent-style-name="Preformatted_20_Text">
      <style:text-properties fo:color="#ffffff" loext:opacity="100%" officeooo:rsid="009d9484" officeooo:paragraph-rsid="00c0900e"/>
    </style:style>
    <style:style style:name="P111" style:family="paragraph" style:parent-style-name="Preformatted_20_Text">
      <style:text-properties fo:color="#ffffff" loext:opacity="100%" officeooo:rsid="009d9484" officeooo:paragraph-rsid="00fcc6fa"/>
    </style:style>
    <style:style style:name="P112" style:family="paragraph" style:parent-style-name="Preformatted_20_Text">
      <style:text-properties fo:color="#ffffff" loext:opacity="100%" officeooo:rsid="009e3cea" officeooo:paragraph-rsid="00c0900e"/>
    </style:style>
    <style:style style:name="P113" style:family="paragraph" style:parent-style-name="Preformatted_20_Text">
      <style:text-properties fo:color="#ffffff" loext:opacity="100%" officeooo:rsid="009e3cea" officeooo:paragraph-rsid="00fcc6fa"/>
    </style:style>
    <style:style style:name="P114" style:family="paragraph" style:parent-style-name="Preformatted_20_Text">
      <style:text-properties fo:color="#ffffff" loext:opacity="100%" officeooo:rsid="00a1bd78" officeooo:paragraph-rsid="00a1bd78"/>
    </style:style>
    <style:style style:name="P115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116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117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18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19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20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21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22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23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8b9877" style:font-weight-asian="normal" style:font-weight-complex="normal"/>
    </style:style>
    <style:style style:name="P124" style:family="paragraph" style:parent-style-name="Preformatted_20_Text">
      <style:text-properties fo:color="#ffffff" loext:opacity="100%" style:text-line-through-style="solid" style:text-line-through-type="single" fo:font-weight="normal" officeooo:rsid="008b9877" officeooo:paragraph-rsid="00b8053c" style:font-weight-asian="normal" style:font-weight-complex="normal"/>
    </style:style>
    <style:style style:name="P125" style:family="paragraph" style:parent-style-name="Preformatted_20_Text">
      <style:text-properties fo:color="#ffffff" loext:opacity="100%" style:text-line-through-style="solid" style:text-line-through-type="single" fo:font-weight="normal" officeooo:rsid="00b9e1ad" officeooo:paragraph-rsid="00b9e1ad" style:font-weight-asian="normal" style:font-weight-complex="normal"/>
    </style:style>
    <style:style style:name="P126" style:family="paragraph" style:parent-style-name="Preformatted_20_Text">
      <style:text-properties fo:color="#ffffff" loext:opacity="100%" style:text-line-through-style="solid" style:text-line-through-type="single" fo:font-weight="normal" officeooo:rsid="00be2f60" officeooo:paragraph-rsid="00be2f60" style:font-weight-asian="normal" style:font-weight-complex="normal"/>
    </style:style>
    <style:style style:name="P127" style:family="paragraph" style:parent-style-name="Preformatted_20_Text">
      <style:text-properties fo:color="#ffffff" loext:opacity="100%" style:text-line-through-style="solid" style:text-line-through-type="single" fo:font-weight="normal" officeooo:rsid="00bfc392" officeooo:paragraph-rsid="00bfc392" style:font-weight-asian="normal" style:font-weight-complex="normal"/>
    </style:style>
    <style:style style:name="P128" style:family="paragraph" style:parent-style-name="Preformatted_20_Text">
      <style:text-properties fo:color="#ffffff" loext:opacity="100%" style:text-line-through-style="solid" style:text-line-through-type="single" fo:font-weight="normal" officeooo:rsid="00ca6258" officeooo:paragraph-rsid="00ca6258" style:font-weight-asian="normal" style:font-weight-complex="normal"/>
    </style:style>
    <style:style style:name="P129" style:family="paragraph" style:parent-style-name="Preformatted_20_Text">
      <style:text-properties fo:color="#ffffff" loext:opacity="100%" style:text-line-through-style="solid" style:text-line-through-type="single" fo:font-weight="normal" officeooo:rsid="00c232e6" officeooo:paragraph-rsid="00c232e6" style:font-weight-asian="normal" style:font-weight-complex="normal"/>
    </style:style>
    <style:style style:name="P130" style:family="paragraph" style:parent-style-name="Preformatted_20_Text">
      <style:text-properties fo:color="#ffffff" loext:opacity="100%" style:text-line-through-style="solid" style:text-line-through-type="single" fo:font-weight="normal" officeooo:rsid="008ccb2a" officeooo:paragraph-rsid="008ccb2a" style:font-weight-asian="normal" style:font-weight-complex="normal"/>
    </style:style>
    <style:style style:name="P131" style:family="paragraph" style:parent-style-name="Preformatted_20_Text">
      <style:text-properties fo:color="#ffffff" loext:opacity="100%" style:text-line-through-style="solid" style:text-line-through-type="single" fo:font-weight="normal" officeooo:rsid="008d48f8" officeooo:paragraph-rsid="008d48f8" style:font-weight-asian="normal" style:font-weight-complex="normal"/>
    </style:style>
    <style:style style:name="P132" style:family="paragraph" style:parent-style-name="Preformatted_20_Text">
      <style:text-properties fo:color="#ffffff" loext:opacity="100%" style:text-line-through-style="solid" style:text-line-through-type="single" fo:font-weight="normal" officeooo:rsid="008d68b8" officeooo:paragraph-rsid="008d68b8" style:font-weight-asian="normal" style:font-weight-complex="normal"/>
    </style:style>
    <style:style style:name="P133" style:family="paragraph" style:parent-style-name="Preformatted_20_Text">
      <style:text-properties fo:color="#ffffff" loext:opacity="100%" style:text-line-through-style="solid" style:text-line-through-type="single" fo:font-weight="normal" officeooo:rsid="0083c8fc" officeooo:paragraph-rsid="00906b3f" style:font-weight-asian="normal" style:font-weight-complex="normal"/>
    </style:style>
    <style:style style:name="P134" style:family="paragraph" style:parent-style-name="Preformatted_20_Text">
      <style:text-properties fo:color="#ffffff" loext:opacity="100%" style:text-line-through-style="solid" style:text-line-through-type="single" fo:font-weight="normal" officeooo:rsid="0085242a" officeooo:paragraph-rsid="00906b3f" style:font-weight-asian="normal" style:font-weight-complex="normal"/>
    </style:style>
    <style:style style:name="P135" style:family="paragraph" style:parent-style-name="Preformatted_20_Text">
      <style:text-properties fo:color="#ffffff" loext:opacity="100%" style:text-line-through-style="solid" style:text-line-through-type="single" fo:font-weight="normal" officeooo:rsid="0085a2fa" officeooo:paragraph-rsid="00906b3f" style:font-weight-asian="normal" style:font-weight-complex="normal"/>
    </style:style>
    <style:style style:name="P136" style:family="paragraph" style:parent-style-name="Preformatted_20_Text">
      <style:text-properties fo:color="#ffffff" loext:opacity="100%" style:text-line-through-style="solid" style:text-line-through-type="single" fo:font-weight="normal" officeooo:rsid="00889fbe" officeooo:paragraph-rsid="00906b3f" style:font-weight-asian="normal" style:font-weight-complex="normal"/>
    </style:style>
    <style:style style:name="P137" style:family="paragraph" style:parent-style-name="Preformatted_20_Text">
      <style:text-properties fo:color="#ffffff" loext:opacity="100%" style:text-line-through-style="solid" style:text-line-through-type="single" officeooo:rsid="0083c8fc" officeooo:paragraph-rsid="00906b3f"/>
    </style:style>
    <style:style style:name="P138" style:family="paragraph" style:parent-style-name="Preformatted_20_Text">
      <style:text-properties fo:color="#ffffff" loext:opacity="100%" officeooo:rsid="009fcc34" officeooo:paragraph-rsid="009fcc34"/>
    </style:style>
    <style:style style:name="P139" style:family="paragraph" style:parent-style-name="Preformatted_20_Text">
      <style:text-properties fo:color="#ffffff" loext:opacity="100%" officeooo:rsid="009fcc34" officeooo:paragraph-rsid="00c0900e"/>
    </style:style>
    <style:style style:name="P140" style:family="paragraph" style:parent-style-name="Preformatted_20_Text">
      <style:text-properties fo:color="#ffffff" loext:opacity="100%" officeooo:rsid="009fcc34" officeooo:paragraph-rsid="00fcc6fa"/>
    </style:style>
    <style:style style:name="P141" style:family="paragraph" style:parent-style-name="Preformatted_20_Text">
      <style:text-properties fo:color="#ffffff" loext:opacity="100%" officeooo:paragraph-rsid="00d14f72"/>
    </style:style>
    <style:style style:name="P142" style:family="paragraph" style:parent-style-name="Preformatted_20_Text">
      <style:text-properties fo:color="#ffffff" loext:opacity="100%" officeooo:rsid="00d27863" officeooo:paragraph-rsid="00d27863"/>
    </style:style>
    <style:style style:name="P143" style:family="paragraph" style:parent-style-name="Preformatted_20_Text">
      <style:text-properties fo:color="#ffffff" loext:opacity="100%" officeooo:rsid="00d7ef93" officeooo:paragraph-rsid="00d7ef93"/>
    </style:style>
    <style:style style:name="P144" style:family="paragraph" style:parent-style-name="Preformatted_20_Text">
      <style:text-properties fo:color="#ffffff" loext:opacity="100%" officeooo:rsid="00bd0e9d" officeooo:paragraph-rsid="00bd0e9d"/>
    </style:style>
    <style:style style:name="P145" style:family="paragraph" style:parent-style-name="Preformatted_20_Text">
      <style:text-properties fo:color="#ffffff" loext:opacity="100%" officeooo:rsid="00e7da67" officeooo:paragraph-rsid="00e7da67"/>
    </style:style>
    <style:style style:name="P146" style:family="paragraph" style:parent-style-name="Preformatted_20_Text">
      <style:text-properties fo:color="#ffffff" loext:opacity="100%" officeooo:rsid="00e9883b" officeooo:paragraph-rsid="00e9883b"/>
    </style:style>
    <style:style style:name="P147" style:family="paragraph" style:parent-style-name="Preformatted_20_Text">
      <style:text-properties fo:color="#ffffff" loext:opacity="100%" officeooo:rsid="00f14d0b" officeooo:paragraph-rsid="00f14d0b"/>
    </style:style>
    <style:style style:name="P148" style:family="paragraph" style:parent-style-name="Preformatted_20_Text">
      <style:text-properties fo:color="#ffffff" loext:opacity="100%" officeooo:rsid="00f14d0b" officeooo:paragraph-rsid="00fcc6fa"/>
    </style:style>
    <style:style style:name="P149" style:family="paragraph" style:parent-style-name="Preformatted_20_Text">
      <style:text-properties fo:color="#ffffff" loext:opacity="100%" officeooo:rsid="00fbe0f1" officeooo:paragraph-rsid="00fbe0f1"/>
    </style:style>
    <style:style style:name="P150" style:family="paragraph" style:parent-style-name="Preformatted_20_Text">
      <style:text-properties fo:color="#ffffff" loext:opacity="100%" style:text-line-through-style="none" style:text-line-through-type="none" fo:font-weight="normal" officeooo:rsid="00fa3ebf" officeooo:paragraph-rsid="00fdecdf" style:font-weight-asian="normal" style:font-weight-complex="normal"/>
    </style:style>
    <style:style style:name="P151" style:family="paragraph" style:parent-style-name="Preformatted_20_Text">
      <style:text-properties fo:color="#ffffff" loext:opacity="100%" style:text-line-through-style="none" style:text-line-through-type="none" fo:font-weight="normal" officeooo:rsid="00fa3ebf" officeooo:paragraph-rsid="00fa3ebf" style:font-weight-asian="normal" style:font-weight-complex="normal"/>
    </style:style>
    <style:style style:name="P152" style:family="paragraph" style:parent-style-name="Preformatted_20_Text">
      <style:text-properties fo:color="#ffffff" loext:opacity="100%" style:text-line-through-style="none" style:text-line-through-type="none" fo:font-weight="normal" officeooo:rsid="00e9e7fb" officeooo:paragraph-rsid="00e9e7fb" style:font-weight-asian="normal" style:font-weight-complex="normal"/>
    </style:style>
    <style:style style:name="P153" style:family="paragraph" style:parent-style-name="Preformatted_20_Text">
      <style:text-properties fo:color="#ffffff" loext:opacity="100%" style:text-line-through-style="none" style:text-line-through-type="none" fo:font-weight="normal" officeooo:rsid="00e9e7fb" officeooo:paragraph-rsid="00ffd5e8" style:font-weight-asian="normal" style:font-weight-complex="normal"/>
    </style:style>
    <style:style style:name="P154" style:family="paragraph" style:parent-style-name="Preformatted_20_Text">
      <style:text-properties fo:color="#ffffff" loext:opacity="100%" style:text-line-through-style="none" style:text-line-through-type="none" fo:font-weight="normal" officeooo:rsid="00fd7871" officeooo:paragraph-rsid="00fdecdf" style:font-weight-asian="normal" style:font-weight-complex="normal"/>
    </style:style>
    <style:style style:name="P155" style:family="paragraph" style:parent-style-name="Preformatted_20_Text">
      <style:text-properties fo:color="#ffffff" loext:opacity="100%" style:text-line-through-style="none" style:text-line-through-type="none" fo:font-weight="normal" officeooo:rsid="00fcc6fa" officeooo:paragraph-rsid="00fdecdf" style:font-weight-asian="normal" style:font-weight-complex="normal"/>
    </style:style>
    <style:style style:name="P156" style:family="paragraph" style:parent-style-name="Preformatted_20_Text">
      <style:text-properties fo:color="#ffffff" loext:opacity="100%" style:text-line-through-style="none" style:text-line-through-type="none" fo:font-weight="normal" officeooo:rsid="01017ecf" officeooo:paragraph-rsid="01017ecf" style:font-weight-asian="normal" style:font-weight-complex="normal"/>
    </style:style>
    <style:style style:name="P157" style:family="paragraph" style:parent-style-name="Preformatted_20_Text">
      <style:text-properties fo:color="#ffffff" loext:opacity="100%" style:text-line-through-style="none" style:text-line-through-type="none" fo:font-weight="normal" officeooo:rsid="00f6ce2f" officeooo:paragraph-rsid="00f6ce2f" style:font-weight-asian="normal" style:font-weight-complex="normal"/>
    </style:style>
    <style:style style:name="P158" style:family="paragraph" style:parent-style-name="Preformatted_20_Text">
      <style:text-properties fo:color="#ffffff" loext:opacity="100%" style:text-line-through-style="none" style:text-line-through-type="none" fo:font-weight="normal" officeooo:rsid="00ffa826" officeooo:paragraph-rsid="00ffa826" style:font-weight-asian="normal" style:font-weight-complex="normal"/>
    </style:style>
    <style:style style:name="P159" style:family="paragraph" style:parent-style-name="Preformatted_20_Text">
      <style:text-properties fo:color="#ffffff" loext:opacity="100%" style:text-line-through-style="none" style:text-line-through-type="none" officeooo:rsid="00fbe0f1" officeooo:paragraph-rsid="00fcc6fa"/>
    </style:style>
    <style:style style:name="P160" style:family="paragraph" style:parent-style-name="Preformatted_20_Text">
      <style:text-properties fo:color="#ffffff" loext:opacity="100%" officeooo:rsid="009bd36e" officeooo:paragraph-rsid="00fcc6fa"/>
    </style:style>
    <style:style style:name="P161" style:family="paragraph" style:parent-style-name="Preformatted_20_Text">
      <style:text-properties fo:color="#ffffff" loext:opacity="100%" officeooo:rsid="009d9484" officeooo:paragraph-rsid="00fcc6fa"/>
    </style:style>
    <style:style style:name="P162" style:family="paragraph" style:parent-style-name="Preformatted_20_Text">
      <style:text-properties fo:color="#ffffff" loext:opacity="100%" officeooo:rsid="009e3cea" officeooo:paragraph-rsid="00fcc6fa"/>
    </style:style>
    <style:style style:name="P163" style:family="paragraph" style:parent-style-name="Preformatted_20_Text">
      <style:text-properties fo:color="#ffffff" loext:opacity="100%" officeooo:rsid="00f14d0b" officeooo:paragraph-rsid="00fcc6fa"/>
    </style:style>
    <style:style style:name="P164" style:family="paragraph" style:parent-style-name="Preformatted_20_Text">
      <style:text-properties fo:color="#ffffff" loext:opacity="100%" officeooo:rsid="009fcc34" officeooo:paragraph-rsid="00fcc6fa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a49489"/>
    </style:style>
    <style:style style:name="T42" style:family="text">
      <style:text-properties officeooo:rsid="00a9e97f"/>
    </style:style>
    <style:style style:name="T43" style:family="text">
      <style:text-properties officeooo:rsid="00b2803a"/>
    </style:style>
    <style:style style:name="T44" style:family="text">
      <style:text-properties officeooo:rsid="00b8053c"/>
    </style:style>
    <style:style style:name="T45" style:family="text">
      <style:text-properties officeooo:rsid="00b84326"/>
    </style:style>
    <style:style style:name="T46" style:family="text">
      <style:text-properties officeooo:rsid="00c0900e"/>
    </style:style>
    <style:style style:name="T47" style:family="text">
      <style:text-properties officeooo:rsid="00c5b611"/>
    </style:style>
    <style:style style:name="T48" style:family="text">
      <style:text-properties officeooo:rsid="00de14c3"/>
    </style:style>
    <style:style style:name="T49" style:family="text">
      <style:text-properties officeooo:rsid="00eaf813"/>
    </style:style>
    <style:style style:name="T50" style:family="text">
      <style:text-properties officeooo:rsid="001f18eb"/>
    </style:style>
    <style:style style:name="T51" style:family="text">
      <style:text-properties officeooo:rsid="00f00dde"/>
    </style:style>
    <style:style style:name="T52" style:family="text">
      <style:text-properties officeooo:rsid="00f4234b"/>
    </style:style>
    <style:style style:name="T53" style:family="text">
      <style:text-properties officeooo:rsid="00d1c86c"/>
    </style:style>
    <style:style style:name="T54" style:family="text">
      <style:text-properties officeooo:rsid="00f89deb"/>
    </style:style>
    <style:style style:name="T55" style:family="text">
      <style:text-properties officeooo:rsid="00fd88d7"/>
    </style:style>
    <style:style style:name="T56" style:family="text">
      <style:text-properties officeooo:rsid="00fdecdf"/>
    </style:style>
    <style:style style:name="T57" style:family="text">
      <style:text-properties style:font-name="Liberation Mono" fo:font-size="10pt" officeooo:rsid="00fdecdf" style:font-name-asian="Noto Sans Mono CJK SC" style:font-size-asian="10pt" style:font-name-complex="Liberation Mono" style:font-size-complex="10pt"/>
    </style:style>
    <style:style style:name="T58" style:family="text">
      <style:text-properties style:font-name="Liberation Mono" fo:font-size="10pt" officeooo:rsid="00e9e7fb" style:font-name-asian="Noto Sans Mono CJK SC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7"/>
      <text:p text:style-name="P105">first make a list of all functions that a calculation goes through, and what result it should give:</text:p>
      <text:p text:style-name="P105"/>
      <text:p text:style-name="P106">operatorpress:</text:p>
      <text:p text:style-name="P106"/>
      <text:p text:style-name="P106"/>
      <text:p text:style-name="P106">runEquals:</text:p>
      <text:p text:style-name="P149">getArrayFromString</text:p>
      <text:p text:style-name="P110"><text:span text:style-name="T46"><text:tab/></text:span>evaluateStringSymbols</text:p>
      <text:p text:style-name="P110"><text:span text:style-name="T46"><text:tab/></text:span><text:tab/><text:tab/>makeInputArray</text:p>
      <text:p text:style-name="P112"><text:span text:style-name="T46"><text:tab/></text:span><text:tab/><text:tab/><text:tab/>numberOrOperator</text:p>
      <text:p text:style-name="P147"><text:tab/><text:tab/><text:tab/><text:tab/><text:tab/>checkSymbol</text:p>
      <text:p text:style-name="P112">checkForErrors</text:p>
      <text:p text:style-name="P139"><text:tab/>doubleOperators</text:p>
      <text:p text:style-name="P139"/>
      <text:p text:style-name="P109"><text:span text:style-name="T46"><text:tab/></text:span>calculate</text:p>
      <text:p text:style-name="P138"><text:tab/><text:span text:style-name="T46"><text:tab/></text:span>calculateInOrder</text:p>
      <text:p text:style-name="P138"><text:tab/><text:tab/><text:span text:style-name="T46"><text:tab/></text:span>doCalculation</text:p>
      <text:p text:style-name="P106">displayAns</text:p>
      <text:p text:style-name="P106">clearEntry</text:p>
      <text:p text:style-name="P106"/>
      <text:p text:style-name="P108"/>
      <text:p text:style-name="P142"/>
      <text:p text:style-name="P108"/>
      <text:p text:style-name="P109">split the calculate function into: makeStringObject &amp; calculate</text:p>
      <text:p text:style-name="P109"/>
      <text:p text:style-name="P114">make <text:span text:style-name="T42">the functions </text:span>parameter-dependent in the following order:</text:p>
      <text:p text:style-name="P115">clearEntry</text:p>
      <text:p text:style-name="P116">displayAns</text:p>
      <text:p text:style-name="P117">doCalculation</text:p>
      <text:p text:style-name="P117">calculateInOrder</text:p>
      <text:p text:style-name="P117">doubleOperators</text:p>
      <text:p text:style-name="P118"><text:span text:style-name="T41">c</text:span>heckForErrors</text:p>
      <text:p text:style-name="P118">numberOrOperator</text:p>
      <text:p text:style-name="P119">makeInputArray</text:p>
      <text:p text:style-name="P71">evaluateStringSymbols</text:p>
      <text:p text:style-name="P71">calculate</text:p>
      <text:p text:style-name="P72">runEquals</text:p>
      <text:p text:style-name="P74"/>
      <text:p text:style-name="P76"/>
      <text:p text:style-name="P72"/>
      <text:p text:style-name="P60">to add an operator:</text:p>
      <text:p text:style-name="P120"><text:span text:style-name="T43">- </text:span>add the operator to the operatorObject + different ways that it can be written</text:p>
      <text:p text:style-name="P120"/>
      <text:p text:style-name="P121">find out why there is a loop somewhere in the calculate function, if there is an unknown symbol</text:p>
      <text:p text:style-name="P122">why is i not going up <text:span text:style-name="T44">i</text:span>n value</text:p>
      <text:p text:style-name="P86"/>
      <text:p text:style-name="P120"/>
      <text:p text:style-name="P90"><text:span text:style-name="T43">- </text:span>write a way to check <text:span text:style-name="T43">if the symbol is</text:span> this operator<text:span text:style-name="T43">, or if might be used for some other reason</text:span> in the checkOperator()</text:p>
      <text:p text:style-name="P84"><text:span text:style-name="T43">- </text:span>add the calculation in the doCalculation function</text:p>
      <text:p text:style-name="P73"><text:span text:style-name="T43">- </text:span>think about possible errors, and add these in checkForErrors()</text:p>
      <text:p text:style-name="P72"/>
      <text:p text:style-name="P79">if previous value is empty, give number</text:p>
      <text:p text:style-name="P79">if the previous value is a<text:span text:style-name="T48">n operator</text:span>, give number.</text:p>
      <text:p text:style-name="P79">otherwise push currentNum , + operator, </text:p>
      <text:p text:style-name="P68"/>
      <text:p text:style-name="P69">add brackets<text:span text:style-name="T37">:</text:span></text:p>
      <text:p text:style-name="P123">check the whole object for brackets. if the amount of opening and closing brackets are not equal, give an error</text:p>
      <text:p text:style-name="P69"><text:soft-page-break/></text:p>
      <text:p text:style-name="P125">how to make the calculator not crash when an opening bracket has been found</text:p>
      <text:p text:style-name="P69"/>
      <text:p text:style-name="P123">when you find a <text:span text:style-name="T38">closer </text:span>bracket, save the index<text:span text:style-name="T44">, return the symbol</text:span></text:p>
      <text:p text:style-name="P70"/>
      <text:p text:style-name="P126">make an array of the openBracket indexes</text:p>
      <text:p text:style-name="P70"/>
      <text:p text:style-name="P70"/>
      <text:p text:style-name="P127">let the calculate function run with return values</text:p>
      <text:p text:style-name="P127">if a closebracket has been found, get the index of the last open brackets</text:p>
      <text:p text:style-name="P77"/>
      <text:p text:style-name="P128">we need the length of the array between the open and close bracket.</text:p>
      <text:p text:style-name="P128">index closeBr - indexopenBr + 1</text:p>
      <text:p text:style-name="P78"/>
      <text:p text:style-name="P128">then we need to calculate with those values.</text:p>
      <text:p text:style-name="P128"/>
      <text:p text:style-name="P128">then we need to return those values, and splice them at the original location</text:p>
      <text:p text:style-name="P127"/>
      <text:p text:style-name="P127">get the array elements in between (not including) the brackets.</text:p>
      <text:p text:style-name="P127"/>
      <text:p text:style-name="P127">get the calculation value </text:p>
      <text:p text:style-name="P127"/>
      <text:p text:style-name="P129">splice everything, </text:p>
      <text:p text:style-name="P123"/>
      <text:p text:style-name="P124">scan <text:span text:style-name="T38">back </text:span>until you find the <text:span text:style-name="T38">first opening</text:span> blacket<text:span text:style-name="T38">, save that index,</text:span><text:span text:style-name="T44"> return that symbol and index</text:span></text:p>
      <text:p text:style-name="P124"/>
      <text:p text:style-name="P124"><text:span text:style-name="T38">isolate the </text:span><text:span text:style-name="T44">array elements in between, and return the string that is in between those values</text:span></text:p>
      <text:p text:style-name="P124"/>
      <text:p text:style-name="P124"><text:span text:style-name="T38">run it through the calculate function, and </text:span><text:span text:style-name="T45">alert the value</text:span></text:p>
      <text:p text:style-name="P123"/>
      <text:p text:style-name="P123"/>
      <text:p text:style-name="P130">first make the function calculate re-usable for different arrays.</text:p>
      <text:p text:style-name="P131">add brackets to the symbolObject</text:p>
      <text:p text:style-name="P131">give them precedence 2</text:p>
      <text:p text:style-name="P131">if a ) bracket is found, console.log that bracket</text:p>
      <text:p text:style-name="P131">if a ) bracket is found, iterate backwards through the array, until you find the first ( bracket, then stop.</text:p>
      <text:p text:style-name="P131">console log that value and index.</text:p>
      <text:p text:style-name="P131"/>
      <text:p text:style-name="P131">okay, now we have the indexes of both brackets<text:span text:style-name="T39">. we should now isolate what is in between them</text:span></text:p>
      <text:p text:style-name="P131"/>
      <text:p text:style-name="P132">take that length of the array, and fill it up with value bracketResult (for now value B)</text:p>
      <text:p text:style-name="P132"/>
      <text:p text:style-name="P132">now take that array, and put it through the calculate() function, return the value</text:p>
      <text:p text:style-name="P70"/>
      <text:p text:style-name="P123"/>
      <text:p text:style-name="P137">ANS</text:p>
      <text:p text:style-name="P137">what is ans actually?</text:p>
      <text:p text:style-name="P137"/>
      <text:p text:style-name="P137">ans is <text:span text:style-name="T33">the </text:span>value that is the last result that was calculated.</text:p>
      <text:p text:style-name="P133">when you click it, its value is added to the calculation.</text:p>
      <text:p text:style-name="P133"/>
      <text:p text:style-name="P134">if the ans is clicked += the ans value to the displayTop</text:p>
      <text:p text:style-name="P134"/>
      <text:p text:style-name="P135">=</text:p>
      <text:p text:style-name="P136">delete userinput and ans values,</text:p>
      <text:p text:style-name="P136"><text:span text:style-name="T35">empty</text:span> <text:span text:style-name="T35">inputArray</text:span></text:p>
      <text:p text:style-name="P123"/>
      <text:p text:style-name="P123"/>
      <text:p text:style-name="P123"><text:soft-page-break/>(3*(4+9))*(1+1)</text:p>
      <text:p text:style-name="P67"/>
      <text:p text:style-name="P80">for now I want:</text:p>
      <text:p text:style-name="P80">to be able to splice the number buttons into place 3</text:p>
      <text:p text:style-name="P67"/>
      <text:p text:style-name="P61">- part <text:span text:style-name="T33">6</text:span>:</text:p>
      <text:p text:style-name="P61">make it able to handle errors</text:p>
      <text:p text:style-name="P81"/>
      <text:p text:style-name="P81">- make a function called errorCheckEquals, errorCheckOperator, errorCheckNumber which will contain all the checks for each.</text:p>
      <text:p text:style-name="P81"/>
      <text:p text:style-name="P81">- make functions that check for error-inducing behavior, add them to the controller functions to first check for errors</text:p>
      <text:p text:style-name="P81"/>
      <text:p text:style-name="P81"><text:tab/>- equals:</text:p>
      <text:p text:style-name="P81"><text:tab/><text:tab/><text:span text:style-name="T10">* is there any content on the screen, if not, return 0</text:span></text:p>
      <text:p text:style-name="P81"><text:tab/><text:tab/><text:span text:style-name="T10">* is there only a number on the screen, then return the number</text:span></text:p>
      <text:p text:style-name="P81"><text:tab/>- number:</text:p>
      <text:p text:style-name="P81"><text:tab/><text:tab/>* is the total length of the calculation bigger than the screen <text:tab/><text:tab/><text:tab/>length, don't allow the new number</text:p>
      <text:p text:style-name="P141"><text:tab/></text:p>
      <text:p text:style-name="P141"><text:tab/>- operator:</text:p>
      <text:p text:style-name="P141"><text:tab/><text:tab/>* was the operator pressed without any previous content?</text:p>
      <text:p text:style-name="P141"><text:tab/><text:tab/><text:tab/>- is there a previous ans, fill in ANS, otherwise</text:p>
      <text:p text:style-name="P141"><text:tab/><text:tab/><text:tab/>- remove the operator</text:p>
      <text:p text:style-name="P141"><text:tab/><text:tab/>* are there 2 operators and a num1 and num2?</text:p>
      <text:p text:style-name="P141"><text:tab/><text:tab/><text:tab/>- calculate the previous result already</text:p>
      <text:p text:style-name="P141"><text:tab/><text:tab/>* is there only num1, change the operator value</text:p>
      <text:p text:style-name="P141"><text:tab/><text:tab/>* are num1, num2, and operator all not empty? run calcAnswer()</text:p>
      <text:p text:style-name="P81"/>
      <text:p text:style-name="P82"><text:span text:style-name="T36">make an object that saves every calculation and answer</text:span><text:span text:style-name="T34">, when the = button is pressed</text:span></text:p>
      <text:p text:style-name="P81"/>
      <text:p text:style-name="P143">233 - 12</text:p>
      <text:p text:style-name="P143"/>
      <text:p text:style-name="P143"/>
      <text:p text:style-name="P64">if the previous value is not an operator, </text:p>
      <text:p text:style-name="P64">add the previous number to the array, and add + operator</text:p>
      <text:p text:style-name="P64">let this return as a number</text:p>
      <text:p text:style-name="P143"/>
      <text:p text:style-name="P143">-</text:p>
      <text:p text:style-name="P143">return number</text:p>
      <text:p text:style-name="P143">if previousValue != operator, push + operator to array</text:p>
      <text:p text:style-name="P81"/>
      <text:p text:style-name="P81"/>
      <text:p text:style-name="P81">style the calculator exactly like an oldschool calculator, with some shine on the keys</text:p>
      <text:p text:style-name="P81">and a slight curve on the sides</text:p>
      <text:p text:style-name="P81"/>
      <text:p text:style-name="P81">-------</text:p>
      <text:p text:style-name="P81"/>
      <text:p text:style-name="P65">add the option for different ways to write variables (* and x)</text:p>
      <text:p text:style-name="P81"/>
      <text:p text:style-name="P66">make negative numbers possible</text:p>
      <text:p text:style-name="P81"/>
      <text:p text:style-name="P81">bonus:</text:p>
      <text:p text:style-name="P81">take away as many global variables as possible</text:p>
      <text:p text:style-name="P81">make everything const of possible</text:p>
      <text:p text:style-name="P81"/>
      <text:p text:style-name="P81">error fixing:</text:p>
      <text:p text:style-name="P81">make C not delete ANS entries again and again, on the currently displayed result.</text:p>
      <text:p text:style-name="P81">maybe if ANS[0] == displayBottom.textContent <text:s/>remove first element?</text:p>
      <text:p text:style-name="P81">make sure the that ANS only displays the current calculated value</text:p>
      <text:p text:style-name="P144"><text:soft-page-break/>when there is a closingbracket first, of an open<text:span text:style-name="T52">i</text:span>ngbracket last</text:p>
      <text:p text:style-name="P145">if you press ans when there is no answer, let equals still work afterwards</text:p>
      <text:p text:style-name="P146">let the caretposition stay at the right place after adding a number with buttons</text:p>
      <text:p text:style-name="P81"/>
      <text:p text:style-name="P59">to add an operator:</text:p>
      <text:p text:style-name="P96"><text:span text:style-name="T49">- </text:span>add the operator to the <text:span text:style-name="T58">operatorObject</text:span> + different ways that it can be written</text:p>
      <text:p text:style-name="P91"><text:span text:style-name="T49">- </text:span>write a way to check for this operator in the check<text:span text:style-name="T40">Symbol</text:span>()<text:span text:style-name="T49"> : put </text:span><text:span text:style-name="T51">multi-symbol signs</text:span><text:span text:style-name="T49"> before any other signs that are smaller and might actually get confused with this sign.</text:span></text:p>
      <text:p text:style-name="P85"><text:span text:style-name="T49">- </text:span>add the calculation in the doCalculation function</text:p>
      <text:p text:style-name="P95">- <text:span text:style-name="T50">think about possible errors, and add these in checkForErrors()</text:span></text:p>
      <text:p text:style-name="P83"/>
      <text:p text:style-name="P83"/>
      <text:p text:style-name="P87">if you press a key, why does the textinput change</text:p>
      <text:p text:style-name="P87"/>
      <text:p text:style-name="P75">solve numbers. if it is a complex number, solve it to 2 numbers<text:span text:style-name="T47">, save that as an array</text:span></text:p>
      <text:p text:style-name="P75">then add a check <text:span text:style-name="T47">if the current number is an array.</text:span></text:p>
      <text:p text:style-name="P88">if the number is an array, </text:p>
      <text:p text:style-name="P89"/>
      <text:p text:style-name="P89"/>
      <text:p text:style-name="P92">add a backspace k<text:span text:style-name="T57">ey, and arrow buttons</text:span></text:p>
      <text:p text:style-name="P93"/>
      <text:p text:style-name="P93">add the option to multiply by having brackets with nothing in between</text:p>
      <text:p text:style-name="P93"/>
      <text:p text:style-name="P97">----</text:p>
      <text:p text:style-name="P93"/>
      <text:p text:style-name="P158">make the calculator work with uppercase letters</text:p>
      <text:p text:style-name="P93"/>
      <text:p text:style-name="P102">make numbers appear gradually, not only when an operator is added<text:span text:style-name="T55">, so that the inputArray is always as complete as it can be</text:span></text:p>
      <text:p text:style-name="P99"/>
      <text:p text:style-name="P101">fix a way to let pi multiply when it is behind certain objects</text:p>
      <text:p text:style-name="P101"/>
      <text:p text:style-name="P103">let !calculations work with floating point numbers</text:p>
      <text:p text:style-name="P101"/>
      <text:p text:style-name="P94">add the option to multiply by having brackets with nothing in between</text:p>
      <text:p text:style-name="P99"/>
      <text:p text:style-name="P97">add <text:span text:style-name="T53">arrow buttons</text:span></text:p>
      <text:p text:style-name="P97"/>
      <text:p text:style-name="P97">fix the fact that you can't select the ans field</text:p>
      <text:p text:style-name="P97"/>
      <text:p text:style-name="P97">make ANS appear as the text ANS<text:span text:style-name="T56">, and update it each calculation</text:span></text:p>
      <text:p text:style-name="P97"/>
      <text:p text:style-name="P97">keep any<text:span text:style-name="T54"> done</text:span> calculation standing, unless it is removed</text:p>
      <text:p text:style-name="P97"/>
      <text:p text:style-name="P98">let ANS appear if any operator is pressed when the input field is empty</text:p>
      <text:p text:style-name="P107">runEquals:</text:p>
      <text:p text:style-name="P107"/>
      <text:p text:style-name="P107"/>
      <text:p text:style-name="P104">getArrayFromString</text:p>
      <text:p text:style-name="P111"><text:span text:style-name="T46"><text:tab/></text:span>evaluateStringSymbols</text:p>
      <text:p text:style-name="P111"><text:span text:style-name="T46"><text:tab/></text:span><text:tab/><text:tab/>makeInputArray</text:p>
      <text:p text:style-name="P113"><text:span text:style-name="T46"><text:tab/></text:span><text:tab/><text:tab/><text:tab/>numberOrOperator</text:p>
      <text:p text:style-name="P148"><text:tab/><text:tab/><text:tab/><text:tab/><text:tab/>checkSymbol</text:p>
      <text:p text:style-name="P113">checkForErrors</text:p>
      <text:p text:style-name="P140"><text:tab/>doubleOperators</text:p>
      <text:p text:style-name="P140"/>
      <text:p text:style-name="P111"><text:span text:style-name="T46"><text:tab/></text:span>calculate</text:p>
      <text:p text:style-name="P140"><text:tab/><text:span text:style-name="T46"><text:tab/></text:span>calculateInOrder</text:p>
      <text:p text:style-name="P140"><text:tab/><text:tab/><text:span text:style-name="T46"><text:tab/></text:span>doCalculation</text:p>
      <text:p text:style-name="P107">displayAns</text:p>
      <text:p text:style-name="P107">clearEntry</text:p>
      <text:p text:style-name="P10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3T00:42:59.447410806</dc:date>
    <meta:editing-duration>P5DT8H9M30S</meta:editing-duration>
    <meta:editing-cycles>166</meta:editing-cycles>
    <meta:generator>LibreOffice/7.3.7.2$Linux_X86_64 LibreOffice_project/30$Build-2</meta:generator>
    <meta:document-statistic meta:table-count="0" meta:image-count="0" meta:object-count="0" meta:page-count="9" meta:paragraph-count="282" meta:word-count="2359" meta:character-count="13538" meta:non-whitespace-character-count="11331"/>
  </office:meta>
</office:document-meta>
</file>